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reeDump.visit( Not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reeDump.visit( DerefQuery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TreeDump.visit( Order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TreeDump.visit( Exact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TreeDump.visit( TextsearchQueryNode node , Object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TreeDump.visit( QueryRoot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TreeDump.visit( And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reeDump.visit( Or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reeDump.dump( QueryNode node ,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reeDump.visit( Path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reeDump.QueryTreeDump( QueryNode node ,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TreeDump.traverse( QueryNode [ ] node , StringBuffer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TreeDump.visit( RelationQueryNode node , Object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ueryTreeDump.visit( PropertyFunction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TreeDump.visit( LocationStepQuery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TreeDump.visit( NodeType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